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T32" style:parent-style-name="Fonteparág.padrão" style:family="text">
      <style:text-properties style:font-name="Trebuchet MS" style:font-name-complex="Trebuchet MS"/>
    </style:style>
    <style:style style:name="T33" style:parent-style-name="Fonteparág.padrão" style:family="text">
      <style:text-properties style:font-name="Trebuchet MS" style:font-name-complex="Trebuchet MS"/>
    </style:style>
    <style:style style:name="P34" style:parent-style-name="Heading" style:family="paragraph">
      <style:paragraph-properties fo:text-align="end"/>
      <style:text-properties style:font-name="Trebuchet MS" style:font-name-complex="Trebuchet MS"/>
    </style:style>
    <style:style style:name="P35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6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7" style:parent-style-name="Heading" style:family="paragraph">
      <style:text-properties style:font-name="Trebuchet MS" style:font-name-complex="Trebuchet MS" fo:language="pt" fo:country="BR"/>
    </style:style>
    <style:style style:name="P38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39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41" style:family="table-column">
      <style:table-column-properties style:column-width="1in" style:use-optimal-column-width="false"/>
    </style:style>
    <style:style style:name="TableColumn42" style:family="table-column">
      <style:table-column-properties style:column-width="0.75in" style:use-optimal-column-width="false"/>
    </style:style>
    <style:style style:name="TableColumn43" style:family="table-column">
      <style:table-column-properties style:column-width="2.875in" style:use-optimal-column-width="false"/>
    </style:style>
    <style:style style:name="TableColumn44" style:family="table-column">
      <style:table-column-properties style:column-width="1.6868in" style:use-optimal-column-width="false"/>
    </style:style>
    <style:style style:name="Table40" style:family="table">
      <style:table-properties style:width="6.3118in" fo:margin-left="0.075in" table:align="lef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7" style:parent-style-name="PSC_Tabela_Cabecalho" style:family="paragraph">
      <style:text-properties style:font-name="Trebuchet MS" style:font-name-complex="Arial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9" style:parent-style-name="PSC_Tabela_Cabecalho" style:family="paragraph">
      <style:text-properties style:font-name="Trebuchet MS" style:font-name-complex="Arial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1" style:parent-style-name="PSC_Tabela_Cabecalho" style:family="paragraph">
      <style:text-properties style:font-name="Trebuchet MS" style:font-name-complex="Arial"/>
    </style:style>
    <style:style style:name="TableCell52" style:family="table-cell">
      <style:table-cell-properties fo:border="0.0034in solid #000000" fo:background-color="#DFDFDF" fo:padding-top="0in" fo:padding-left="0.075in" fo:padding-bottom="0in" fo:padding-right="0.075in"/>
    </style:style>
    <style:style style:name="P53" style:parent-style-name="PSC_Tabela_Cabecalho" style:family="paragraph">
      <style:text-properties style:font-name="Trebuchet MS" style:font-name-complex="Arial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61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62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65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73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76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86" style:family="table-row">
      <style:table-row-properties style:use-optimal-row-height="false" fo:keep-together="always"/>
    </style:style>
    <style:style style:name="TableCell8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3" style:family="table-row">
      <style:table-row-properties style:use-optimal-row-height="false" fo:keep-together="always"/>
    </style:style>
    <style:style style:name="TableCell11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2" style:family="table-row">
      <style:table-row-properties style:use-optimal-row-height="false" fo:keep-together="always"/>
    </style:style>
    <style:style style:name="TableCell12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0" style:family="table-row">
      <style:table-row-properties style:use-optimal-row-height="false" fo:keep-together="always"/>
    </style:style>
    <style:style style:name="TableCell14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49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50" style:parent-style-name="CMM10_Titulo" style:family="paragraph">
      <style:paragraph-properties fo:break-before="page"/>
      <style:text-properties style:font-name="Trebuchet MS" style:font-name-complex="Trebuchet MS"/>
    </style:style>
    <style:style style:name="P151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5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53" style:parent-style-name="Fonteparág.padrão" style:family="text">
      <style:text-properties style:font-name="Trebuchet MS" style:font-name-complex="Trebuchet MS"/>
    </style:style>
    <style:style style:name="T154" style:parent-style-name="Fonteparág.padrão" style:family="text">
      <style:text-properties style:font-name="Trebuchet MS" style:font-name-complex="Trebuchet MS"/>
    </style:style>
    <style:style style:name="T155" style:parent-style-name="Fonteparág.padrão" style:family="text">
      <style:text-properties style:font-name="Trebuchet MS" style:font-name-complex="Trebuchet MS"/>
    </style:style>
    <style:style style:name="T156" style:parent-style-name="Fonteparág.padrão" style:family="text">
      <style:text-properties style:font-name="Trebuchet MS" style:font-name-complex="Trebuchet MS"/>
    </style:style>
    <style:style style:name="P157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58" style:parent-style-name="Fonteparág.padrão" style:family="text">
      <style:text-properties style:font-name="Trebuchet MS" style:font-name-complex="Trebuchet MS"/>
    </style:style>
    <style:style style:name="T159" style:parent-style-name="Fonteparág.padrão" style:family="text">
      <style:text-properties style:font-name="Trebuchet MS" style:font-name-complex="Trebuchet MS"/>
    </style:style>
    <style:style style:name="P16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61" style:parent-style-name="Fonteparág.padrão" style:family="text">
      <style:text-properties style:font-name="Trebuchet MS" style:font-name-complex="Trebuchet MS"/>
    </style:style>
    <style:style style:name="T162" style:parent-style-name="Fonteparág.padrão" style:family="text">
      <style:text-properties style:font-name="Trebuchet MS" style:font-name-complex="Trebuchet MS"/>
    </style:style>
    <style:style style:name="P163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64" style:parent-style-name="Fonteparág.padrão" style:family="text">
      <style:text-properties style:font-name="Trebuchet MS" style:font-name-complex="Trebuchet MS"/>
    </style:style>
    <style:style style:name="T165" style:parent-style-name="Fonteparág.padrão" style:family="text">
      <style:text-properties style:font-name="Trebuchet MS" style:font-name-complex="Trebuchet MS"/>
    </style:style>
    <style:style style:name="P16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67" style:parent-style-name="Fonteparág.padrão" style:family="text">
      <style:text-properties style:font-name="Trebuchet MS" style:font-name-complex="Trebuchet MS"/>
    </style:style>
    <style:style style:name="T168" style:parent-style-name="Fonteparág.padrão" style:family="text">
      <style:text-properties style:font-name="Trebuchet MS" style:font-name-complex="Trebuchet MS"/>
    </style:style>
    <style:style style:name="P16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70" style:parent-style-name="Fonteparág.padrão" style:family="text">
      <style:text-properties style:font-name="Trebuchet MS" style:font-name-complex="Trebuchet MS"/>
    </style:style>
    <style:style style:name="T171" style:parent-style-name="Fonteparág.padrão" style:family="text">
      <style:text-properties style:font-name="Trebuchet MS" style:font-name-complex="Trebuchet MS"/>
    </style:style>
    <style:style style:name="P17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73" style:parent-style-name="Fonteparág.padrão" style:family="text">
      <style:text-properties style:font-name="Trebuchet MS" style:font-name-complex="Trebuchet MS"/>
    </style:style>
    <style:style style:name="T174" style:parent-style-name="Fonteparág.padrão" style:family="text">
      <style:text-properties style:font-name="Trebuchet MS" style:font-name-complex="Trebuchet MS"/>
    </style:style>
    <style:style style:name="T175" style:parent-style-name="Fonteparág.padrão" style:family="text">
      <style:text-properties style:font-name="Trebuchet MS" style:font-name-complex="Trebuchet MS"/>
    </style:style>
    <style:style style:name="P17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77" style:parent-style-name="Fonteparág.padrão" style:family="text">
      <style:text-properties style:font-name="Trebuchet MS" style:font-name-complex="Trebuchet MS"/>
    </style:style>
    <style:style style:name="T178" style:parent-style-name="Fonteparág.padrão" style:family="text">
      <style:text-properties style:font-name="Trebuchet MS" style:font-name-complex="Trebuchet MS"/>
    </style:style>
    <style:style style:name="P179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80" style:parent-style-name="Fonteparág.padrão" style:family="text">
      <style:text-properties style:font-name="Trebuchet MS" style:font-name-complex="Trebuchet MS"/>
    </style:style>
    <style:style style:name="T181" style:parent-style-name="Fonteparág.padrão" style:family="text">
      <style:text-properties style:font-name="Trebuchet MS" style:font-name-complex="Trebuchet MS"/>
    </style:style>
    <style:style style:name="P18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3" style:parent-style-name="Fonteparág.padrão" style:family="text">
      <style:text-properties style:font-name="Trebuchet MS" style:font-name-complex="Trebuchet MS"/>
    </style:style>
    <style:style style:name="T184" style:parent-style-name="Fonteparág.padrão" style:family="text">
      <style:text-properties style:font-name="Trebuchet MS" style:font-name-complex="Trebuchet MS"/>
    </style:style>
    <style:style style:name="T185" style:parent-style-name="Fonteparág.padrão" style:family="text">
      <style:text-properties style:font-name="Trebuchet MS" style:font-name-complex="Trebuchet MS"/>
    </style:style>
    <style:style style:name="P18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87" style:parent-style-name="Fonteparág.padrão" style:family="text">
      <style:text-properties style:font-name="Trebuchet MS" style:font-name-complex="Trebuchet MS"/>
    </style:style>
    <style:style style:name="T188" style:parent-style-name="Fonteparág.padrão" style:family="text">
      <style:text-properties style:font-name="Trebuchet MS" style:font-name-complex="Trebuchet MS"/>
    </style:style>
    <style:style style:name="P18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190" style:parent-style-name="Fonteparág.padrão" style:family="text">
      <style:text-properties style:font-name="Trebuchet MS" style:font-name-complex="Trebuchet MS"/>
    </style:style>
    <style:style style:name="T191" style:parent-style-name="Fonteparág.padrão" style:family="text">
      <style:text-properties style:font-name="Trebuchet MS" style:font-name-complex="Trebuchet MS"/>
    </style:style>
    <style:style style:name="P192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193" style:parent-style-name="Fonteparág.padrão" style:family="text">
      <style:text-properties style:font-name="Trebuchet MS" style:font-name-complex="Trebuchet MS"/>
    </style:style>
    <style:style style:name="T194" style:parent-style-name="Fonteparág.padrão" style:family="text">
      <style:text-properties style:font-name="Trebuchet MS" style:font-name-complex="Trebuchet MS"/>
    </style:style>
    <style:style style:name="T195" style:parent-style-name="Fonteparág.padrão" style:family="text">
      <style:text-properties style:font-name="Trebuchet MS" style:font-name-complex="Trebuchet MS"/>
    </style:style>
    <style:style style:name="P196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197" style:parent-style-name="Fonteparág.padrão" style:family="text">
      <style:text-properties style:font-name="Trebuchet MS" style:font-name-complex="Trebuchet MS"/>
    </style:style>
    <style:style style:name="T198" style:parent-style-name="Fonteparág.padrão" style:family="text">
      <style:text-properties style:font-name="Trebuchet MS" style:font-name-complex="Trebuchet MS"/>
    </style:style>
    <style:style style:name="P199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00" style:parent-style-name="Fonteparág.padrão" style:family="text">
      <style:text-properties style:font-name="Trebuchet MS" style:font-name-complex="Trebuchet MS"/>
    </style:style>
    <style:style style:name="T201" style:parent-style-name="Fonteparág.padrão" style:family="text">
      <style:text-properties style:font-name="Trebuchet MS" style:font-name-complex="Trebuchet MS"/>
    </style:style>
    <style:style style:name="P20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3" style:parent-style-name="Fonteparág.padrão" style:family="text">
      <style:text-properties style:font-name="Trebuchet MS" style:font-name-complex="Trebuchet MS"/>
    </style:style>
    <style:style style:name="T204" style:parent-style-name="Fonteparág.padrão" style:family="text">
      <style:text-properties style:font-name="Trebuchet MS" style:font-name-complex="Trebuchet MS"/>
    </style:style>
    <style:style style:name="P205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6" style:parent-style-name="Fonteparág.padrão" style:family="text">
      <style:text-properties style:font-name="Trebuchet MS" style:font-name-complex="Trebuchet MS"/>
    </style:style>
    <style:style style:name="T207" style:parent-style-name="Fonteparág.padrão" style:family="text">
      <style:text-properties style:font-name="Trebuchet MS" style:font-name-complex="Trebuchet MS"/>
    </style:style>
    <style:style style:name="P20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9" style:parent-style-name="Fonteparág.padrão" style:family="text">
      <style:text-properties style:font-name="Trebuchet MS" style:font-name-complex="Trebuchet MS"/>
    </style:style>
    <style:style style:name="T210" style:parent-style-name="Fonteparág.padrão" style:family="text">
      <style:text-properties style:font-name="Trebuchet MS" style:font-name-complex="Trebuchet MS"/>
    </style:style>
    <style:style style:name="P21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2" style:parent-style-name="Fonteparág.padrão" style:family="text">
      <style:text-properties style:font-name="Trebuchet MS" style:font-name-complex="Trebuchet MS"/>
    </style:style>
    <style:style style:name="T213" style:parent-style-name="Fonteparág.padrão" style:family="text">
      <style:text-properties style:font-name="Trebuchet MS" style:font-name-complex="Trebuchet MS"/>
    </style:style>
    <style:style style:name="P21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5" style:parent-style-name="Fonteparág.padrão" style:family="text">
      <style:text-properties style:font-name="Trebuchet MS" style:font-name-complex="Trebuchet MS"/>
    </style:style>
    <style:style style:name="T216" style:parent-style-name="Fonteparág.padrão" style:family="text">
      <style:text-properties style:font-name="Trebuchet MS" style:font-name-complex="Trebuchet MS"/>
    </style:style>
    <style:style style:name="P217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8" style:parent-style-name="Fonteparág.padrão" style:family="text">
      <style:text-properties style:font-name="Trebuchet MS" style:font-name-complex="Trebuchet MS"/>
    </style:style>
    <style:style style:name="T219" style:parent-style-name="Fonteparág.padrão" style:family="text">
      <style:text-properties style:font-name="Trebuchet MS" style:font-name-complex="Trebuchet MS"/>
    </style:style>
    <style:style style:name="P220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1" style:parent-style-name="Fonteparág.padrão" style:family="text">
      <style:text-properties style:font-name="Trebuchet MS" style:font-name-complex="Trebuchet MS"/>
    </style:style>
    <style:style style:name="T222" style:parent-style-name="Fonteparág.padrão" style:family="text">
      <style:text-properties style:font-name="Trebuchet MS" style:font-name-complex="Trebuchet MS"/>
    </style:style>
    <style:style style:name="P223" style:parent-style-name="CMM10_Titulo" style:master-page-name="MP2" style:family="paragraph">
      <style:paragraph-properties fo:break-before="page"/>
      <style:text-properties style:font-name="Trebuchet MS" style:font-name-complex="Trebuchet MS" fo:text-transform="uppercase" fo:font-size="11pt" style:font-size-asian="11pt"/>
    </style:style>
    <style:style style:name="P224" style:parent-style-name="CMM10_Titulo" style:family="paragraph">
      <style:paragraph-properties fo:break-before="page"/>
      <style:text-properties style:font-name="Trebuchet MS" style:font-name-complex="Trebuchet MS" fo:font-weight="normal" style:font-weight-asian="normal" style:font-weight-complex="normal" fo:text-transform="uppercase" fo:font-size="10pt" style:font-size-asian="10pt"/>
    </style:style>
    <style:style style:name="T225" style:parent-style-name="Fonteparág.padrão" style:family="text">
      <style:text-properties style:font-name="Trebuchet MS" style:font-name-complex="Trebuchet MS"/>
    </style:style>
    <style:style style:name="T226" style:parent-style-name="Fonteparág.padrão" style:family="text">
      <style:text-properties style:font-name="Trebuchet MS" style:font-name-complex="Trebuchet MS"/>
    </style:style>
    <style:style style:name="T227" style:parent-style-name="Fonteparág.padrão" style:family="text">
      <style:text-properties style:font-name="Trebuchet MS" style:font-name-complex="Trebuchet MS"/>
    </style:style>
    <style:style style:name="T228" style:parent-style-name="Fonteparág.padrão" style:family="text">
      <style:text-properties style:font-name="Trebuchet MS" style:font-name-complex="Trebuchet MS"/>
    </style:style>
    <style:style style:name="T229" style:parent-style-name="Fonteparág.padrão" style:family="text">
      <style:text-properties style:font-name="Trebuchet MS" style:font-name-complex="Trebuchet MS"/>
    </style:style>
    <style:style style:name="T230" style:parent-style-name="Fonteparág.padrão" style:family="text">
      <style:text-properties style:font-name="Trebuchet MS" style:font-name-complex="Trebuchet MS"/>
    </style:style>
    <style:style style:name="T231" style:parent-style-name="Fonteparág.padrão" style:family="text">
      <style:text-properties style:font-name="Trebuchet MS" style:font-name-complex="Trebuchet MS"/>
    </style:style>
    <style:style style:name="P232" style:parent-style-name="Textbody" style:family="paragraph">
      <style:text-properties style:font-name="Trebuchet MS" style:font-name-complex="Trebuchet MS"/>
    </style:style>
    <style:style style:name="P233" style:parent-style-name="Standard" style:family="paragraph">
      <style:text-properties style:font-name="Trebuchet MS" style:font-name-complex="Arial" fo:language="en" fo:country="US"/>
    </style:style>
    <style:style style:name="P2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5" style:parent-style-name="Fonteparág.padrão" style:family="text">
      <style:text-properties style:font-name="Trebuchet MS" style:font-name-complex="Trebuchet MS" fo:font-size="10pt" style:font-size-asian="10pt"/>
    </style:style>
    <style:style style:name="T236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37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38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39" style:parent-style-name="Hyperlink" style:family="text">
      <style:text-properties style:font-name="Trebuchet MS" style:font-name-complex="Trebuchet MS" fo:font-size="10pt" style:font-size-asian="10pt" style:language-complex="ar" style:country-complex="SA"/>
    </style:style>
    <style:style style:name="T240" style:parent-style-name="Fonteparág.padrão" style:family="text">
      <style:text-properties style:font-name="Trebuchet MS" style:font-name-complex="Trebuchet MS" fo:font-size="10pt" style:font-size-asian="10pt" style:language-complex="ar" style:country-complex="SA"/>
    </style:style>
    <style:style style:name="P241" style:parent-style-name="Standard" style:family="paragraph">
      <style:text-properties style:font-name="Trebuchet MS" style:font-name-complex="Arial" fo:language="en" fo:country="US"/>
    </style:style>
    <style:style style:name="P242" style:parent-style-name="Textbody" style:family="paragraph">
      <style:text-properties style:font-name="Trebuchet MS" style:font-name-complex="Trebuchet MS"/>
    </style:style>
    <style:style style:name="T243" style:parent-style-name="Fonteparág.padrão" style:family="text">
      <style:text-properties style:font-name="Trebuchet MS" style:font-name-complex="Trebuchet MS"/>
    </style:style>
    <style:style style:name="T244" style:parent-style-name="Fonteparág.padrão" style:family="text">
      <style:text-properties style:font-name="Trebuchet MS"/>
    </style:style>
    <style:style style:name="T245" style:parent-style-name="Fonteparág.padrão" style:family="text">
      <style:text-properties style:font-name="Trebuchet MS" style:font-name-complex="Trebuchet MS"/>
    </style:style>
    <style:style style:name="P246" style:parent-style-name="Textbody" style:family="paragraph">
      <style:text-properties style:font-name="Trebuchet MS" style:font-name-complex="Trebuchet MS"/>
    </style:style>
    <style:style style:name="TableColumn248" style:family="table-column">
      <style:table-column-properties style:column-width="2.0625in" style:use-optimal-column-width="false"/>
    </style:style>
    <style:style style:name="TableColumn249" style:family="table-column">
      <style:table-column-properties style:column-width="3.6875in" style:use-optimal-column-width="false"/>
    </style:style>
    <style:style style:name="Table247" style:family="table">
      <style:table-properties style:width="5.75in" fo:margin-left="0in" table:align="center"/>
    </style:style>
    <style:style style:name="TableRow250" style:family="table-row">
      <style:table-row-properties style:use-optimal-row-height="false" fo:keep-together="always"/>
    </style:style>
    <style:style style:name="TableCell251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5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53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254" style:parent-style-name="Textbody" style:family="paragraph">
      <style:text-properties style:font-name="Trebuchet MS"/>
    </style:style>
    <style:style style:name="TableRow255" style:family="table-row">
      <style:table-row-properties style:use-optimal-row-height="false" fo:keep-together="always"/>
    </style:style>
    <style:style style:name="TableCell256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5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5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259" style:parent-style-name="Fonteparág.padrão" style:family="text">
      <style:text-properties style:font-name="Trebuchet MS"/>
    </style:style>
    <style:style style:name="TableRow260" style:family="table-row">
      <style:table-row-properties style:use-optimal-row-height="false" fo:keep-together="always"/>
    </style:style>
    <style:style style:name="TableCell26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6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6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64" style:parent-style-name="Textbody" style:family="paragraph">
      <style:text-properties style:font-name="Trebuchet MS"/>
    </style:style>
    <style:style style:name="TableRow265" style:family="table-row">
      <style:table-row-properties style:use-optimal-row-height="false" fo:keep-together="always"/>
    </style:style>
    <style:style style:name="TableCell266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67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6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69" style:parent-style-name="Textbody" style:family="paragraph">
      <style:text-properties style:font-name="Trebuchet MS"/>
    </style:style>
    <style:style style:name="P270" style:parent-style-name="Textbody" style:family="paragraph">
      <style:text-properties style:font-name="Trebuchet MS" style:font-name-complex="Trebuchet MS"/>
    </style:style>
    <style:style style:name="P271" style:parent-style-name="Textbody" style:family="paragraph">
      <style:text-properties style:font-name="Trebuchet MS" style:font-name-complex="Trebuchet MS"/>
    </style:style>
    <style:style style:name="TableColumn273" style:family="table-column">
      <style:table-column-properties style:column-width="1.9375in" style:use-optimal-column-width="false"/>
    </style:style>
    <style:style style:name="TableColumn274" style:family="table-column">
      <style:table-column-properties style:column-width="3.8125in" style:use-optimal-column-width="false"/>
    </style:style>
    <style:style style:name="Table272" style:family="table">
      <style:table-properties style:width="5.75in" fo:margin-left="0in" table:align="center"/>
    </style:style>
    <style:style style:name="TableRow275" style:family="table-row">
      <style:table-row-properties style:use-optimal-row-height="false" fo:keep-together="always"/>
    </style:style>
    <style:style style:name="TableCell276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7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78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279" style:parent-style-name="Textbody" style:family="paragraph">
      <style:text-properties style:font-name="Trebuchet MS"/>
    </style:style>
    <style:style style:name="TableRow280" style:family="table-row">
      <style:table-row-properties style:use-optimal-row-height="false" fo:keep-together="always"/>
    </style:style>
    <style:style style:name="TableCell28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2" style:parent-style-name="Textbody" style:family="paragraph">
      <style:paragraph-properties fo:keep-with-next="always" fo:margin-left="0.05in">
        <style:tab-stops/>
      </style:paragraph-properties>
    </style:style>
    <style:style style:name="T283" style:parent-style-name="Fonteparág.padrão" style:family="text">
      <style:text-properties style:font-name="Trebuchet MS" style:font-name-complex="Trebuchet MS"/>
    </style:style>
    <style:style style:name="TableCell284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85" style:parent-style-name="Textbody" style:family="paragraph">
      <style:text-properties style:font-name="Trebuchet MS"/>
    </style:style>
    <style:style style:name="TableRow286" style:family="table-row">
      <style:table-row-properties style:use-optimal-row-height="false" fo:keep-together="always"/>
    </style:style>
    <style:style style:name="TableCell287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8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9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0" style:parent-style-name="Textbody" style:family="paragraph">
      <style:text-properties style:font-name="Trebuchet MS"/>
    </style:style>
    <style:style style:name="TableRow291" style:family="table-row">
      <style:table-row-properties style:use-optimal-row-height="false" fo:keep-together="always"/>
    </style:style>
    <style:style style:name="TableCell292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3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4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5" style:parent-style-name="Textbody" style:family="paragraph">
      <style:text-properties style:font-name="Trebuchet MS"/>
    </style:style>
    <style:style style:name="TableRow296" style:family="table-row">
      <style:table-row-properties style:use-optimal-row-height="false" fo:keep-together="always"/>
    </style:style>
    <style:style style:name="TableCell297" style:family="table-cell">
      <style:table-cell-properties fo:border-top="none" fo:border-left="0.0138in solid #000000" fo:border-bottom="0.0138in solid #000000" fo:border-right="none" fo:background-color="#CCCCCC" fo:padding-top="0in" fo:padding-left="0.075in" fo:padding-bottom="0in" fo:padding-right="0.075in"/>
    </style:style>
    <style:style style:name="P298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9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00" style:parent-style-name="Textbody" style:family="paragraph">
      <style:text-properties style:font-name="Trebuchet MS"/>
    </style:style>
    <style:style style:name="P301" style:parent-style-name="Textbody" style:family="paragraph">
      <style:text-properties style:font-name="Trebuchet MS" style:font-name-complex="Trebuchet MS"/>
    </style:style>
    <style:style style:name="P302" style:parent-style-name="Textbody" style:family="paragraph">
      <style:text-properties style:font-name="Trebuchet MS"/>
    </style:style>
    <style:style style:name="P303" style:parent-style-name="Textbody" style:family="paragraph">
      <style:text-properties style:font-name="Trebuchet MS" style:font-name-complex="Trebuchet MS"/>
    </style:style>
    <style:style style:name="T304" style:parent-style-name="Fonteparág.padrão" style:family="text">
      <style:text-properties style:font-name="Trebuchet MS" style:font-name-complex="Trebuchet MS"/>
    </style:style>
    <style:style style:name="T305" style:parent-style-name="Fonteparág.padrão" style:family="text">
      <style:text-properties style:font-name="Trebuchet MS" style:font-name-complex="Trebuchet MS"/>
    </style:style>
    <style:style style:name="P306" style:parent-style-name="Textbody" style:family="paragraph">
      <style:text-properties style:font-name="Trebuchet MS" style:font-name-complex="Trebuchet MS"/>
    </style:style>
    <style:style style:name="TableColumn308" style:family="table-column">
      <style:table-column-properties style:column-width="1.5402in" style:use-optimal-column-width="false"/>
    </style:style>
    <style:style style:name="TableColumn309" style:family="table-column">
      <style:table-column-properties style:column-width="1.5402in" style:use-optimal-column-width="false"/>
    </style:style>
    <style:style style:name="TableColumn310" style:family="table-column">
      <style:table-column-properties style:column-width="1.5402in" style:use-optimal-column-width="false"/>
    </style:style>
    <style:style style:name="TableColumn311" style:family="table-column">
      <style:table-column-properties style:column-width="1.5416in" style:use-optimal-column-width="false"/>
    </style:style>
    <style:style style:name="Table307" style:family="table">
      <style:table-properties style:width="6.1625in" fo:margin-left="-0.0555in" table:align="left"/>
    </style:style>
    <style:style style:name="TableRow312" style:family="table-row">
      <style:table-row-properties style:use-optimal-row-height="false" fo:keep-together="always"/>
    </style:style>
    <style:style style:name="TableCell313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14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15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16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17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18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19" style:family="table-cell">
      <style:table-cell-properties fo:border="0.0034in solid #000000" fo:background-color="#CCCCCC" fo:padding-top="0in" fo:padding-left="0.0486in" fo:padding-bottom="0in" fo:padding-right="0.0486in"/>
    </style:style>
    <style:style style:name="P320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21" style:family="table-row">
      <style:table-row-properties style:use-optimal-row-height="false" fo:keep-together="always"/>
    </style:style>
    <style:style style:name="TableCell322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23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24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25" style:parent-style-name="Textbody" style:family="paragraph">
      <style:paragraph-properties fo:text-align="start"/>
    </style:style>
    <style:style style:name="T326" style:parent-style-name="Fonteparág.padrão" style:family="text">
      <style:text-properties style:font-name="Trebuchet MS" style:font-name-complex="Trebuchet MS"/>
    </style:style>
    <style:style style:name="TableCell327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28" style:parent-style-name="Textbody" style:family="paragraph">
      <style:paragraph-properties fo:text-align="start"/>
      <style:text-properties style:font-name="Trebuchet MS" style:font-name-complex="Trebuchet MS"/>
    </style:style>
    <style:style style:name="P329" style:parent-style-name="Textbody" style:family="paragraph">
      <style:paragraph-properties fo:text-align="start"/>
    </style:style>
    <style:style style:name="T330" style:parent-style-name="Fonteparág.padrão" style:family="text">
      <style:text-properties style:font-name="Trebuchet MS" style:font-name-complex="Trebuchet MS"/>
    </style:style>
    <style:style style:name="TableCell331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P332" style:parent-style-name="Textbody" style:family="paragraph">
      <style:paragraph-properties fo:text-align="start"/>
    </style:style>
    <style:style style:name="T333" style:parent-style-name="Fonteparág.padrão" style:family="text">
      <style:text-properties style:font-name="Trebuchet MS" style:font-name-complex="Trebuchet MS"/>
    </style:style>
    <style:style style:name="T334" style:parent-style-name="Fonteparág.padrão" style:family="text">
      <style:text-properties style:font-name="Trebuchet MS" style:font-name-complex="Trebuchet MS"/>
    </style:style>
    <style:style style:name="TableRow335" style:family="table-row">
      <style:table-row-properties style:use-optimal-row-height="false" fo:keep-together="always"/>
    </style:style>
    <style:style style:name="TableCell336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37" style:parent-style-name="Textbody" style:family="paragraph">
      <style:paragraph-properties fo:text-align="start"/>
    </style:style>
    <style:style style:name="T338" style:parent-style-name="Fonteparág.padrão" style:family="text">
      <style:text-properties style:font-name="Trebuchet MS" style:font-name-complex="Trebuchet MS"/>
    </style:style>
    <style:style style:name="TableCell339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40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41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42" style:parent-style-name="Textbody" style:family="paragraph">
      <style:paragraph-properties fo:text-align="start"/>
      <style:text-properties style:font-name="Trebuchet MS" style:font-name-complex="Trebuchet MS"/>
    </style:style>
    <style:style style:name="P343" style:parent-style-name="Textbody" style:family="paragraph">
      <style:paragraph-properties fo:text-align="start"/>
      <style:text-properties style:font-name="Trebuchet MS" style:font-name-complex="Trebuchet MS"/>
    </style:style>
    <style:style style:name="P344" style:parent-style-name="Textbody" style:family="paragraph">
      <style:paragraph-properties fo:text-align="start"/>
    </style:style>
    <style:style style:name="T345" style:parent-style-name="Fonteparág.padrão" style:family="text">
      <style:text-properties style:font-name="Trebuchet MS" style:font-name-complex="Trebuchet MS"/>
    </style:style>
    <style:style style:name="P346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47" style:family="table-cell">
      <style:table-cell-properties fo:border-top="none" fo:border-left="0.0034in solid #000000" fo:border-bottom="0.0069in solid #000000" fo:border-right="0.0034in solid #000000" fo:padding-top="0in" fo:padding-left="0.0486in" fo:padding-bottom="0in" fo:padding-right="0.0486in"/>
    </style:style>
    <style:style style:name="P348" style:parent-style-name="Textbody" style:family="paragraph">
      <style:paragraph-properties fo:text-align="start"/>
    </style:style>
    <style:style style:name="T349" style:parent-style-name="Fonteparág.padrão" style:family="text">
      <style:text-properties style:font-name="Trebuchet MS" style:font-name-complex="Trebuchet MS"/>
    </style:style>
    <style:style style:name="T350" style:parent-style-name="Fonteparág.padrão" style:family="text">
      <style:text-properties style:font-name="Trebuchet MS" style:font-name-complex="Trebuchet MS"/>
    </style:style>
    <style:style style:name="TableRow351" style:family="table-row">
      <style:table-row-properties style:use-optimal-row-height="false" fo:keep-together="always"/>
    </style:style>
    <style:style style:name="TableCell35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53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5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5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5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57" style:parent-style-name="Textbody" style:family="paragraph">
      <style:paragraph-properties fo:text-align="start"/>
    </style:style>
    <style:style style:name="T358" style:parent-style-name="Fonteparág.padrão" style:family="text">
      <style:text-properties style:font-name="Trebuchet MS" style:font-name-complex="Trebuchet MS"/>
    </style:style>
    <style:style style:name="T359" style:parent-style-name="Fonteparág.padrão" style:family="text">
      <style:text-properties style:font-name="Trebuchet MS" style:font-name-complex="Trebuchet MS" fo:font-weight="bold" style:font-weight-asian="bold"/>
    </style:style>
    <style:style style:name="T360" style:parent-style-name="Fonteparág.padrão" style:family="text">
      <style:text-properties style:font-name="Trebuchet MS" style:font-name-complex="Trebuchet MS"/>
    </style:style>
    <style:style style:name="TableCell361" style:family="table-cell">
      <style:table-cell-properties fo:border="0.0069in solid #000000" fo:padding-top="0in" fo:padding-left="0.0486in" fo:padding-bottom="0in" fo:padding-right="0.0486in"/>
    </style:style>
    <style:style style:name="P362" style:parent-style-name="Textbody" style:family="paragraph">
      <style:paragraph-properties fo:text-align="start"/>
      <style:text-properties style:font-name="Trebuchet MS" style:font-name-complex="Trebuchet MS"/>
    </style:style>
    <style:style style:name="P363" style:parent-style-name="Textbody" style:family="paragraph">
      <style:text-properties style:font-name="Trebuchet MS" style:font-name-complex="Trebuchet MS"/>
    </style:style>
    <style:style style:name="P364" style:parent-style-name="Textbody" style:family="paragraph">
      <style:text-properties style:font-name="Trebuchet MS" style:font-name-complex="Trebuchet MS"/>
    </style:style>
    <style:style style:name="T365" style:parent-style-name="Fonteparág.padrão" style:family="text">
      <style:text-properties style:font-name="Trebuchet MS" style:font-name-complex="Trebuchet MS"/>
    </style:style>
    <style:style style:name="T366" style:parent-style-name="Fonteparág.padrão" style:family="text">
      <style:text-properties style:font-name="Trebuchet MS" style:font-name-complex="Trebuchet MS"/>
    </style:style>
    <style:style style:name="P367" style:parent-style-name="Textbody" style:family="paragraph">
      <style:text-properties style:font-name="Trebuchet MS" style:font-name-complex="Trebuchet MS"/>
    </style:style>
    <style:style style:name="P368" style:parent-style-name="Textbody" style:family="paragraph">
      <style:text-properties style:font-name="Trebuchet MS" style:font-name-complex="Trebuchet MS"/>
    </style:style>
    <style:style style:name="P369" style:parent-style-name="Textbody" style:family="paragraph">
      <style:text-properties style:font-name="Trebuchet MS" style:font-name-complex="Trebuchet MS"/>
    </style:style>
    <style:style style:name="P370" style:parent-style-name="Textbody" style:family="paragraph">
      <style:text-properties style:font-name="Trebuchet MS" style:font-name-complex="Trebuchet MS"/>
    </style:style>
    <style:style style:name="P371" style:parent-style-name="Textbody" style:family="paragraph">
      <style:text-properties style:font-name="Trebuchet MS" style:font-name-complex="Trebuchet MS"/>
    </style:style>
    <style:style style:name="T372" style:parent-style-name="Fonteparág.padrão" style:family="text">
      <style:text-properties style:font-name="Trebuchet MS" style:font-name-complex="Trebuchet MS"/>
    </style:style>
    <style:style style:name="T373" style:parent-style-name="Fonteparág.padrão" style:family="text">
      <style:text-properties style:font-name="Trebuchet MS" style:font-name-complex="Trebuchet MS"/>
    </style:style>
    <style:style style:name="P374" style:parent-style-name="Textbody" style:family="paragraph">
      <style:text-properties style:font-name="Trebuchet MS" style:font-name-complex="Trebuchet MS"/>
    </style:style>
    <style:style style:name="P375" style:parent-style-name="Textbody" style:family="paragraph">
      <style:text-properties style:font-name="Trebuchet MS" style:font-name-complex="Trebuchet MS"/>
    </style:style>
    <style:style style:name="T376" style:parent-style-name="Fonteparág.padrão" style:family="text">
      <style:text-properties style:font-name="Trebuchet MS" style:font-name-complex="Trebuchet MS"/>
    </style:style>
    <style:style style:name="T377" style:parent-style-name="Fonteparág.padrão" style:family="text">
      <style:text-properties style:font-name="Trebuchet MS" style:font-name-complex="Trebuchet MS"/>
    </style:style>
    <style:style style:name="P378" style:parent-style-name="Textbody" style:family="paragraph">
      <style:text-properties style:font-name="Trebuchet MS" style:font-name-complex="Trebuchet MS"/>
    </style:style>
    <style:style style:name="T379" style:parent-style-name="Fonteparág.padrão" style:family="text">
      <style:text-properties style:font-name="Trebuchet MS" style:font-name-complex="Trebuchet MS"/>
    </style:style>
    <style:style style:name="T380" style:parent-style-name="Fonteparág.padrão" style:family="text">
      <style:text-properties style:font-name="Trebuchet MS" style:font-name-complex="Trebuchet MS"/>
    </style:style>
    <style:style style:name="T381" style:parent-style-name="Fonteparág.padrão" style:family="text">
      <style:text-properties style:font-name="Trebuchet MS" style:font-name-complex="Trebuchet MS"/>
    </style:style>
    <style:style style:name="T382" style:parent-style-name="Fonteparág.padrão" style:family="text">
      <style:text-properties style:font-name="Trebuchet MS" style:font-name-complex="Trebuchet MS"/>
    </style:style>
    <style:style style:name="T383" style:parent-style-name="Fonteparág.padrão" style:family="text">
      <style:text-properties style:font-name="Trebuchet MS" style:font-name-complex="Trebuchet MS"/>
    </style:style>
    <style:style style:name="T384" style:parent-style-name="Fonteparág.padrão" style:family="text">
      <style:text-properties style:font-name="Trebuchet MS" style:font-name-complex="Trebuchet MS"/>
    </style:style>
    <style:style style:name="T385" style:parent-style-name="Fonteparág.padrão" style:family="text">
      <style:text-properties style:font-name="Trebuchet MS" style:font-name-complex="Trebuchet MS"/>
    </style:style>
    <style:style style:name="T386" style:parent-style-name="Fonteparág.padrão" style:family="text">
      <style:text-properties style:font-name="Trebuchet MS" style:font-name-complex="Trebuchet MS"/>
    </style:style>
    <style:style style:name="T387" style:parent-style-name="Fonteparág.padrão" style:family="text">
      <style:text-properties style:font-name="Trebuchet MS" style:font-name-complex="Trebuchet MS"/>
    </style:style>
    <style:style style:name="T388" style:parent-style-name="Fonteparág.padrão" style:family="text">
      <style:text-properties style:font-name="Trebuchet MS" style:font-name-complex="Trebuchet MS"/>
    </style:style>
    <style:style style:name="T389" style:parent-style-name="Fonteparág.padrão" style:family="text">
      <style:text-properties style:font-name="Trebuchet MS" style:font-name-complex="Trebuchet MS"/>
    </style:style>
    <style:style style:name="P390" style:parent-style-name="Textbody" style:family="paragraph">
      <style:text-properties style:font-name="Trebuchet MS" style:font-name-complex="Trebuchet MS"/>
    </style:style>
    <style:style style:name="T391" style:parent-style-name="Fonteparág.padrão" style:family="text">
      <style:text-properties style:font-name="Trebuchet MS" style:font-name-complex="Trebuchet MS"/>
    </style:style>
    <style:style style:name="T392" style:parent-style-name="Fonteparág.padrão" style:family="text">
      <style:text-properties style:font-name="Trebuchet MS" style:font-name-complex="Trebuchet MS"/>
    </style:style>
    <style:style style:name="P393" style:parent-style-name="Textbody" style:family="paragraph">
      <style:text-properties style:font-name="Trebuchet MS" style:font-name-complex="Trebuchet MS"/>
    </style:style>
    <style:style style:name="TableColumn395" style:family="table-column">
      <style:table-column-properties style:column-width="2.0625in" style:use-optimal-column-width="false"/>
    </style:style>
    <style:style style:name="TableColumn396" style:family="table-column">
      <style:table-column-properties style:column-width="4.0215in" style:use-optimal-column-width="false"/>
    </style:style>
    <style:style style:name="Table394" style:family="table">
      <style:table-properties style:width="6.084in" fo:margin-left="0in" table:align="center"/>
    </style:style>
    <style:style style:name="TableRow397" style:family="table-row">
      <style:table-row-properties style:use-optimal-row-height="false" fo:keep-together="always"/>
    </style:style>
    <style:style style:name="TableCell398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99" style:parent-style-name="Textbody" style:family="paragraph">
      <style:text-properties style:font-name="Trebuchet MS" style:font-name-complex="Trebuchet MS"/>
    </style:style>
    <style:style style:name="TableCell400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ableRow401" style:family="table-row">
      <style:table-row-properties style:use-optimal-row-height="false" fo:keep-together="always"/>
    </style:style>
    <style:style style:name="TableCell402" style:family="table-cell">
      <style:table-cell-properties fo:border-top="none" fo:border-left="0.0138in solid #000000" fo:border-bottom="0.0069in solid #000000" fo:border-right="none" fo:background-color="#CCCCCC" fo:padding-top="0in" fo:padding-left="0.075in" fo:padding-bottom="0in" fo:padding-right="0.075in"/>
    </style:style>
    <style:style style:name="P403" style:parent-style-name="Textbody" style:family="paragraph">
      <style:text-properties style:font-name="Trebuchet MS" style:font-name-complex="Trebuchet MS"/>
    </style:style>
    <style:style style:name="TableCell404" style:family="table-cell">
      <style:table-cell-properties fo:border-top="none" fo:border-left="0.0138in solid #000000" fo:border-bottom="0.0069in solid #000000" fo:border-right="0.0138in solid #000000" fo:padding-top="0in" fo:padding-left="0.075in" fo:padding-bottom="0in" fo:padding-right="0.075in"/>
    </style:style>
    <style:style style:name="TableRow405" style:family="table-row">
      <style:table-row-properties style:use-optimal-row-height="false" fo:keep-together="always"/>
    </style:style>
    <style:style style:name="TableCell406" style:family="table-cell">
      <style:table-cell-properties fo:border-top="0.0069in solid #000000" fo:border-left="0.0069in solid #000000" fo:border-bottom="0.0069in solid #000000" fo:border-right="none" fo:background-color="#CCCCCC" fo:padding-top="0in" fo:padding-left="0.075in" fo:padding-bottom="0in" fo:padding-right="0.075in"/>
    </style:style>
    <style:style style:name="P407" style:parent-style-name="Textbody" style:family="paragraph">
      <style:text-properties style:font-name="Trebuchet MS" style:font-name-complex="Trebuchet MS"/>
    </style:style>
    <style:style style:name="TableCell408" style:family="table-cell">
      <style:table-cell-properties fo:border-top="0.0069in solid #000000" fo:border-left="0.0138in solid #000000" fo:border-bottom="0.0069in solid #000000" fo:border-right="0.0069in solid #000000" fo:padding-top="0in" fo:padding-left="0.075in" fo:padding-bottom="0in" fo:padding-right="0.075in"/>
    </style:style>
    <style:style style:name="TableRow409" style:family="table-row">
      <style:table-row-properties style:use-optimal-row-height="false" fo:keep-together="always"/>
    </style:style>
    <style:style style:name="TableCell410" style:family="table-cell">
      <style:table-cell-properties fo:border-top="0.0069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11" style:parent-style-name="Textbody" style:family="paragraph">
      <style:text-properties style:font-name="Trebuchet MS" style:font-name-complex="Trebuchet MS"/>
    </style:style>
    <style:style style:name="TableCell412" style:family="table-cell">
      <style:table-cell-properties fo:border-top="0.0069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ableRow413" style:family="table-row">
      <style:table-row-properties style:use-optimal-row-height="false" fo:keep-together="always"/>
    </style:style>
    <style:style style:name="TableCell414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15" style:parent-style-name="Textbody" style:family="paragraph">
      <style:text-properties style:font-name="Trebuchet MS" style:font-name-complex="Trebuchet MS"/>
    </style:style>
    <style:style style:name="TableCell416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417" style:parent-style-name="Textbody" style:family="paragraph">
      <style:text-properties style:font-name="Trebuchet MS" style:font-name-complex="Trebuchet MS"/>
    </style:style>
    <style:style style:name="T418" style:parent-style-name="Fonteparág.padrão" style:family="text">
      <style:text-properties style:font-name="Trebuchet MS" style:font-name-complex="Trebuchet MS"/>
    </style:style>
    <style:style style:name="T419" style:parent-style-name="Fonteparág.padrão" style:family="text">
      <style:text-properties style:font-name="Trebuchet MS" style:font-name-complex="Trebuchet MS"/>
    </style:style>
    <style:style style:name="T420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21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22" style:parent-style-name="Standard" style:list-style-name="WW8Num2" style:family="paragraph"/>
    <style:style style:name="T423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24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25" style:parent-style-name="Standard" style:list-style-name="WW8Num2" style:family="paragraph"/>
    <style:style style:name="T426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 2.0 – SISTEMA PARA RELACIONAMENTO E</text:span><text:span text:style-name="T32">N</text:span><text:span text:style-name="T33">TRE ANIMAIS DOMÉSTICOS</text:span></text:p>
      <text:p text:style-name="P34"/>
      <text:p text:style-name="P35">Documento de Visão do Negócio</text:p>
      <text:p text:style-name="P36"/>
      <text:p text:style-name="P37"><text:line-break/></text:p>
      <text:soft-page-break/>
      <text:p text:style-name="P38">HISTÓRICO DAS REVISÕES</text:p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Versão</text:p>
          </table:table-cell>
          <table:table-cell table:style-name="TableCell50">
            <text:p text:style-name="P51">Descrição</text:p>
          </table:table-cell>
          <table:table-cell table:style-name="TableCell52">
            <text:p text:style-name="P53">Autor</text:p>
          </table:table-cell>
        </table:table-row>
        <table:table-row table:style-name="TableRow54">
          <table:table-cell table:style-name="TableCell55">
            <text:p text:style-name="P56">29/08/18</text:p>
          </table:table-cell>
          <table:table-cell table:style-name="TableCell57">
            <text:p text:style-name="P58">0.0</text:p>
          </table:table-cell>
          <table:table-cell table:style-name="TableCell59">
            <text:p text:style-name="P60"><text:span text:style-name="T61">Criação<text:s/></text:span><text:span text:style-name="T62">do Projeto</text:span></text:p>
          </table:table-cell>
          <table:table-cell table:style-name="TableCell63">
            <text:p text:style-name="P64"><text:span text:style-name="T65">Josué</text:span></text:p>
          </table:table-cell>
        </table:table-row>
        <table:table-row table:style-name="TableRow66">
          <table:table-cell table:style-name="TableCell67">
            <text:p text:style-name="P68">29/08/18</text:p>
          </table:table-cell>
          <table:table-cell table:style-name="TableCell69">
            <text:p text:style-name="P70">1.0</text:p>
          </table:table-cell>
          <table:table-cell table:style-name="TableCell71">
            <text:p text:style-name="P72"><text:span text:style-name="T73">Introdução</text:span></text:p>
          </table:table-cell>
          <table:table-cell table:style-name="TableCell74">
            <text:p text:style-name="P75"><text:span text:style-name="T76">Josué</text:span></text:p>
          </table:table-cell>
        </table:table-row>
        <table:table-row table:style-name="TableRow77">
          <table:table-cell table:style-name="TableCell78">
            <text:p text:style-name="P79">01/09/18</text:p>
          </table:table-cell>
          <table:table-cell table:style-name="TableCell80">
            <text:p text:style-name="P81">1.1</text:p>
          </table:table-cell>
          <table:table-cell table:style-name="TableCell82">
            <text:p text:style-name="P83">Posicionamento</text:p>
          </table:table-cell>
          <table:table-cell table:style-name="TableCell84">
            <text:p text:style-name="P85">Rafael</text:p>
          </table:table-cell>
        </table:table-row>
        <table:table-row table:style-name="TableRow86">
          <table:table-cell table:style-name="TableCell87">
            <text:p text:style-name="P88">03/09/18</text:p>
          </table:table-cell>
          <table:table-cell table:style-name="TableCell89">
            <text:p text:style-name="P90">1.2</text:p>
          </table:table-cell>
          <table:table-cell table:style-name="TableCell91">
            <text:p text:style-name="P92">Descrição dos Envolvidos</text:p>
          </table:table-cell>
          <table:table-cell table:style-name="TableCell93">
            <text:p text:style-name="P94">Jônathas</text:p>
          </table:table-cell>
        </table:table-row>
        <table:table-row table:style-name="TableRow95">
          <table:table-cell table:style-name="TableCell96">
            <text:p text:style-name="P97">03/09/18</text:p>
          </table:table-cell>
          <table:table-cell table:style-name="TableCell98">
            <text:p text:style-name="P99">1.3</text:p>
          </table:table-cell>
          <table:table-cell table:style-name="TableCell100">
            <text:p text:style-name="P101">Visão Geral do produto (7.1 e 7.2)</text:p>
          </table:table-cell>
          <table:table-cell table:style-name="TableCell102">
            <text:p text:style-name="P103">Jônathas</text:p>
          </table:table-cell>
        </table:table-row>
        <table:table-row table:style-name="TableRow104">
          <table:table-cell table:style-name="TableCell105">
            <text:p text:style-name="P106">03/09/18</text:p>
          </table:table-cell>
          <table:table-cell table:style-name="TableCell107">
            <text:p text:style-name="P108">1.4</text:p>
          </table:table-cell>
          <table:table-cell table:style-name="TableCell109">
            <text:p text:style-name="P110">Escopo</text:p>
          </table:table-cell>
          <table:table-cell table:style-name="TableCell111">
            <text:p text:style-name="P112">Lúcio</text:p>
          </table:table-cell>
        </table:table-row>
        <table:table-row table:style-name="TableRow113">
          <table:table-cell table:style-name="TableCell114">
            <text:p text:style-name="P115">03/09/18</text:p>
          </table:table-cell>
          <table:table-cell table:style-name="TableCell116">
            <text:p text:style-name="P117">1.4</text:p>
          </table:table-cell>
          <table:table-cell table:style-name="TableCell118">
            <text:p text:style-name="P119">Objetivo</text:p>
          </table:table-cell>
          <table:table-cell table:style-name="TableCell120">
            <text:p text:style-name="P121">Lúcio</text:p>
          </table:table-cell>
        </table:table-row>
        <table:table-row table:style-name="TableRow122">
          <table:table-cell table:style-name="TableCell123">
            <text:p text:style-name="P124">03/09/18</text:p>
          </table:table-cell>
          <table:table-cell table:style-name="TableCell125">
            <text:p text:style-name="P126">1.5</text:p>
          </table:table-cell>
          <table:table-cell table:style-name="TableCell127">
            <text:p text:style-name="P128">Visão Geral do produto (7.3, 7.5 e 7.6)</text:p>
          </table:table-cell>
          <table:table-cell table:style-name="TableCell129">
            <text:p text:style-name="P130">Josué</text:p>
          </table:table-cell>
        </table:table-row>
        <table:table-row table:style-name="TableRow131">
          <table:table-cell table:style-name="TableCell132">
            <text:p text:style-name="P133">04/09/18</text:p>
          </table:table-cell>
          <table:table-cell table:style-name="TableCell134">
            <text:p text:style-name="P135">1.6</text:p>
          </table:table-cell>
          <table:table-cell table:style-name="TableCell136">
            <text:p text:style-name="P137">Visão Geral do produto (7.4)</text:p>
          </table:table-cell>
          <table:table-cell table:style-name="TableCell138">
            <text:p text:style-name="P139">Rafael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</table:table>
      <text:p text:style-name="P149"/>
      <text:soft-page-break/>
      <text:p text:style-name="P150">Índice</text:p>
      <text:p text:style-name="P151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52"><text:span text:style-name="T153">1.</text:span><text:span text:style-name="T154"><text:tab/>Introdução</text:span><text:span text:style-name="T155"><text:tab/></text:span><text:a xlink:href="#__RefHeading___Toc164834202" office:target-frame-name="_top" xlink:show="replace"><text:span text:style-name="T156">4</text:span></text:a></text:p>
            <text:p text:style-name="P157"><text:span text:style-name="T158">2.</text:span><text:span text:style-name="T159"><text:tab/>Escopo</text:span><text:tab/><text:a xlink:href="#__RefHeading___Toc164834203" office:target-frame-name="_top" xlink:show="replace">4</text:a></text:p>
            <text:p text:style-name="P160"><text:span text:style-name="T161">3.</text:span><text:span text:style-name="T162"><text:tab/>Objetivos</text:span><text:tab/><text:a xlink:href="#__RefHeading___Toc164834204" office:target-frame-name="_top" xlink:show="replace">4</text:a></text:p>
            <text:p text:style-name="P163"><text:span text:style-name="T164">4.</text:span><text:span text:style-name="T165"><text:tab/>Referências</text:span><text:tab/><text:a xlink:href="#__RefHeading___Toc164834205" office:target-frame-name="_top" xlink:show="replace">4</text:a></text:p>
            <text:p text:style-name="P166"><text:span text:style-name="T167">5.</text:span><text:span text:style-name="T168"><text:tab/>Posicionamento</text:span><text:tab/><text:a xlink:href="#__RefHeading___Toc164834206" office:target-frame-name="_top" xlink:show="replace">4</text:a></text:p>
            <text:p text:style-name="P169"><text:span text:style-name="T170">5.1</text:span><text:span text:style-name="T171"><text:tab/>Oportunidade de Negócios</text:span><text:tab/><text:a xlink:href="#__RefHeading___Toc164834207" office:target-frame-name="_top" xlink:show="replace">4</text:a></text:p>
            <text:p text:style-name="P172"><text:span text:style-name="T173">5</text:span><text:span text:style-name="T174">.2</text:span><text:span text:style-name="T175"><text:tab/>Descrição do Problema</text:span><text:tab/><text:a xlink:href="#__RefHeading___Toc164834208" office:target-frame-name="_top" xlink:show="replace">4</text:a></text:p>
            <text:p text:style-name="P176"><text:span text:style-name="T177">5.3</text:span><text:span text:style-name="T178"><text:tab/>Sentença de Posição do Produto</text:span><text:tab/><text:a xlink:href="#__RefHeading___Toc164834209" office:target-frame-name="_top" xlink:show="replace">5</text:a></text:p>
            <text:p text:style-name="P179"><text:span text:style-name="T180">6.</text:span><text:span text:style-name="T181"><text:tab/>Descrições dos Envolvidos e Usuários</text:span><text:tab/><text:a xlink:href="#__RefHeading___Toc164834210" office:target-frame-name="_top" xlink:show="replace">5</text:a></text:p>
            <text:p text:style-name="P182"><text:span text:style-name="T183">6.1</text:span><text:span text:style-name="T184"><text:tab/>Resumo<text:s/></text:span><text:span text:style-name="T185">dos Envolvidos</text:span><text:tab/><text:a xlink:href="#__RefHeading___Toc164834211" office:target-frame-name="_top" xlink:show="replace">5</text:a></text:p>
            <text:p text:style-name="P186"><text:span text:style-name="T187">6.2</text:span><text:span text:style-name="T188"><text:tab/>Resumo dos Usuários</text:span><text:tab/><text:a xlink:href="#__RefHeading___Toc164834212" office:target-frame-name="_top" xlink:show="replace">5</text:a></text:p>
            <text:p text:style-name="P189"><text:span text:style-name="T190">6.3</text:span><text:span text:style-name="T191"><text:tab/>Principais Necessidades dos Usuários ou dos Envolvidos</text:span><text:tab/><text:a xlink:href="#__RefHeading___Toc164834213" office:target-frame-name="_top" xlink:show="replace">5</text:a></text:p>
            <text:p text:style-name="P192"><text:span text:style-name="T193">6.3.1</text:span><text:span text:style-name="T194"><text:tab/>Controle</text:span><text:span text:style-name="T195"><text:s/>Financeiro</text:span><text:tab/><text:a xlink:href="#__RefHeading___Toc164834214" office:target-frame-name="_top" xlink:show="replace">6</text:a></text:p>
            <text:p text:style-name="P196"><text:span text:style-name="T197">6.3.2</text:span><text:s/><text:span text:style-name="T198">Relacionamento entre os Pets</text:span><text:tab/><text:a xlink:href="#__RefHeading___Toc164834215" office:target-frame-name="_top" xlink:show="replace">6</text:a></text:p>
            <text:p text:style-name="P199"><text:span text:style-name="T200">6.3.3</text:span><text:span text:style-name="T201"><text:tab/>Perfil dos Clientes</text:span><text:tab/><text:a xlink:href="#__RefHeading___Toc164834216" office:target-frame-name="_top" xlink:show="replace">6</text:a></text:p>
            <text:p text:style-name="P202"><text:span text:style-name="T203">7.</text:span><text:span text:style-name="T204"><text:tab/>Visão Geral do Produto</text:span><text:tab/><text:a xlink:href="#__RefHeading___Toc164834217" office:target-frame-name="_top" xlink:show="replace">6</text:a></text:p>
            <text:p text:style-name="P205"><text:span text:style-name="T206">7.1</text:span><text:span text:style-name="T207"><text:tab/>Perspectiva do produto</text:span><text:tab/><text:a xlink:href="#__RefHeading___Toc164834218" office:target-frame-name="_top" xlink:show="replace">6</text:a></text:p>
            <text:p text:style-name="P208"><text:span text:style-name="T209">7.2</text:span><text:span text:style-name="T210"><text:tab/>Funções do produto</text:span><text:tab/><text:a xlink:href="#__RefHeading___Toc164834219" office:target-frame-name="_top" xlink:show="replace">6</text:a></text:p>
            <text:p text:style-name="P211"><text:span text:style-name="T212">7.3</text:span><text:span text:style-name="T213"><text:tab/>Suposições e dependências</text:span><text:tab/><text:a xlink:href="#__RefHeading___Toc164834220" office:target-frame-name="_top" xlink:show="replace">6</text:a></text:p>
            <text:p text:style-name="P214"><text:span text:style-name="T215">7.4</text:span><text:span text:style-name="T216"><text:tab/>Estimativa do Custo Inicial</text:span><text:tab/><text:a xlink:href="#__RefHeading___Toc164834221" office:target-frame-name="_top" xlink:show="replace">6</text:a></text:p>
            <text:p text:style-name="P217"><text:span text:style-name="T218">7.5</text:span><text:span text:style-name="T219"><text:tab/>Restrições de Custo e Preço</text:span><text:tab/><text:a xlink:href="#__RefHeading___Toc164834222" office:target-frame-name="_top" xlink:show="replace">7</text:a></text:p>
            <text:p text:style-name="P220"><text:span text:style-name="T221">7.6</text:span><text:span text:style-name="T222"><text:tab/>Precedência e Prio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p text:style-name="P223"/>
      <text:p text:style-name="P224"/>
      <text:h text:style-name="Título1" text:outline-level="1"><text:bookmark-start text:name="__RefHeading___Toc164834202"/>Introdução<text:bookmark-end text:name="__RefHeading___Toc164834202"/></text:h>
      <text:p text:style-name="Textbody"><text:span text:style-name="T225"><text:s/></text:span><text:span text:style-name="T226"><text:line-break/></text:span><text:span text:style-name="T227">Com o aumento contínuo da população de animais domésticos nos grandes centros, percebeu-se que proporcionalmente a esse crescimento surgiram novas necessidades, como a acomodação, o habitat natural dos mesmo e a reprodução em cativeiro. Focamo</text:span><text:span text:style-name="T228">s nesse ultimo item, onde buscamos apresentar uma solução capaz de viabilizar a comunicação entre pessoas que desejam que seus animais domésticos procriem, mesmo que seja de uma raça rara ou que as características desejadas sejam difíceis de encontrar-se.<text:s/></text:span><text:span text:style-name="T229">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30">Este projeto tem o foco no desenvolvimento de uma aplicação para que possibilite a interação, comunicação e comodidade de se conhecerem entre proprietários de animais domésticos, com isso serão feitas analises de requisitos para atender a necessid</text:span><text:span text:style-name="T231">ades dos usuários.</text:span></text:p>
      <text:h text:style-name="Título1" text:outline-level="1"><text:bookmark-start text:name="__RefHeading___Toc164834204"/>Objetivos<text:bookmark-end text:name="__RefHeading___Toc164834204"/></text:h>
      <text:p text:style-name="P232">O propósito desse documento é registrar as etapas do desenvolvimento da aplicação possibilitando uma melhor visão de todo o projeto que está em desenvolvimento. Dessa forma, o documento visa deixar de forma sucinta as etapas que tende a ser completadas para a construção do software.</text:p>
      <text:p text:style-name="Textbody"/>
      <text:h text:style-name="Título1" text:outline-level="1"><text:bookmark-start text:name="__RefHeading___Toc164834205"/>Referências<text:bookmark-end text:name="__RefHeading___Toc164834205"/></text:h>
      <text:p text:style-name="P233">Guia PMBOK®.</text:p>
      <text:p text:style-name="P234"><text:span text:style-name="T235">Template e Slides disponibilizados pelo professor<text:s/></text:span><text:span text:style-name="T236">Prof. Rubens de Castro Pere</text:span><text:span text:style-name="T237">i</text:span><text:span text:style-name="T238">ra(</text:span><text:a xlink:href="mailto:rubens@inf.ufg.br" office:target-frame-name="_top" xlink:show="replace"><text:span text:style-name="T239">rubens@inf.ufg.br</text:span></text:a><text:span text:style-name="T240">).</text:span></text:p>
      <text:p text:style-name="P241">Manuais de Instruções de<text:s/>outros Softwares.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42"><text:bookmark-start text:name="__RefHeading___Toc164834208"/>Em ramo não muito explorado pela população em geral, os amantes de pets sempre sentem falta de um vizinho que possua um bichinho de estimação para socializar com o seu, pois nem todo dono busca na vida de seu pet somente procriação e muito menos comércio, mas o bem estar e a felicidade de seu pet, com poucos enfoques no ramo de apps, pensamos em desenvolver um software que complemente o que temos por nosso bichos que é o iLovePet.</text:p>
      <text:h text:style-name="Título2" text:outline-level="2">Descrição do Problema<text:bookmark-end text:name="__RefHeading___Toc164834208"/></text:h>
      <text:p text:style-name="Textbody"><text:span text:style-name="T243">Descrição do problema que deve ser resolvido pelo<text:s/></text:span><text:span text:style-name="T244">iLovePet</text:span><text:span text:style-name="T245">:</text:span></text:p>
      <text:p text:style-name="P246"/>
      <table:table table:style-name="Table247">
        <table:table-columns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O problema</text:p>
          </table:table-cell>
          <table:table-cell table:style-name="TableCell253">
            <text:p text:style-name="P254">Difícil localização de outros pets para encontros ou cruzamento</text:p>
          </table:table-cell>
        </table:table-row>
        <table:table-row table:style-name="TableRow255">
          <table:table-cell table:style-name="TableCell256">
            <text:p text:style-name="P257">afeta</text:p>
          </table:table-cell>
          <table:table-cell table:style-name="TableCell258">
            <text:p text:style-name="Textbody"><text:span text:style-name="T259">No bem-estar e ganho de tempo do dono</text:span></text:p>
          </table:table-cell>
        </table:table-row>
        <table:table-row table:style-name="TableRow260">
          <table:table-cell table:style-name="TableCell261">
            <text:p text:style-name="P262">cujo impacto é</text:p>
          </table:table-cell>
          <table:table-cell table:style-name="TableCell263">
            <text:p text:style-name="P264">Encontro de outros pets para um relacionamento em grupo<text:s/>ou reprodução</text:p>
          </table:table-cell>
        </table:table-row>
        <table:table-row table:style-name="TableRow265">
          <table:table-cell table:style-name="TableCell266">
            <text:p text:style-name="P267">uma boa solução seria</text:p>
          </table:table-cell>
          <table:table-cell table:style-name="TableCell268">
            <text:p text:style-name="P269">Construir um app que utilize de filtros como espécie, raça e localização, com disponibilidade de chat entre os donos para melhor 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 Posição do Produto<text:bookmark-end text:name="__RefHeading___Toc164834209"/></text:h>
      <text:p text:style-name="P270">Breve descrição do produto:</text:p>
      <text:p text:style-name="P271"/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Para</text:p>
          </table:table-cell>
          <table:table-cell table:style-name="TableCell278">
            <text:p text:style-name="P279">Donos de animais de estimação.</text:p>
          </table:table-cell>
        </table:table-row>
        <table:table-row table:style-name="TableRow280">
          <table:table-cell table:style-name="TableCell281">
            <text:p text:style-name="P282"><text:span text:style-name="T283">O iLovePet</text:span></text:p>
          </table:table-cell>
          <table:table-cell table:style-name="TableCell284">
            <text:p text:style-name="P285">É um sistema de relacionamento animal.</text:p>
          </table:table-cell>
        </table:table-row>
        <table:table-row table:style-name="TableRow286">
          <table:table-cell table:style-name="TableCell287">
            <text:p text:style-name="P288">Que</text:p>
          </table:table-cell>
          <table:table-cell table:style-name="TableCell289">
            <text:p text:style-name="P290">Facilita o encontro entre donos para interação dos bichos.</text:p>
          </table:table-cell>
        </table:table-row>
        <table:table-row table:style-name="TableRow291">
          <table:table-cell table:style-name="TableCell292">
            <text:p text:style-name="P293">Diferente de</text:p>
          </table:table-cell>
          <table:table-cell table:style-name="TableCell294">
            <text:p text:style-name="P295">Pois utiliza uma abordagem mais generalista e não somente focada em cães ou gatos.</text:p>
          </table:table-cell>
        </table:table-row>
        <table:table-row table:style-name="TableRow296">
          <table:table-cell table:style-name="TableCell297">
            <text:p text:style-name="P298">Nosso<text:s/>produto</text:p>
          </table:table-cell>
          <table:table-cell table:style-name="TableCell299">
            <text:p text:style-name="P300">Atrativo, amigável e fácil utilização.</text:p>
          </table:table-cell>
        </table:table-row>
      </table:table>
      <text:p text:style-name="P301"/>
      <text:p text:style-name="P302"><text:bookmark-start text:name="__RefHeading___Toc164834210"/>O iLovePet colocará a nossa empresa numa posição de destaque sobre apps de relacionamentos ou redes sociais que envolva não somente as pessoas, mas também seus pets queridos.</text:p>
      <text:h text:style-name="Título1" text:outline-level="1">Descrições dos Envolvidos e<text:s/>Usuários<text:bookmark-end text:name="__RefHeading___Toc164834210"/></text:h>
      <text:p text:style-name="P303">Os principais 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04">Os envolvidos que se interessam em empenhar-se nesse projeto, são os desenvolvedores, que identificamos uma oportunidade de explorá-la, os empresários ou propriet</text:span><text:span text:style-name="T305">ários de negócios de pequeno porte (as quais nós temos conhecimento em nossa região), e os consumidores que terão uma maior precisão e descrição dos produtos, mais rapidez no atendimento e consequentemente satisfação para ambas as partes.</text:span></text:p>
      <text:h text:style-name="Título2" text:outline-level="2"><text:bookmark-start text:name="__RefHeading___Toc164834212"/>Resumo dos Usuários<text:bookmark-end text:name="__RefHeading___Toc164834212"/></text:h>
      <text:p text:style-name="P306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Nome</text:p>
          </table:table-cell>
          <table:table-cell table:style-name="TableCell315">
            <text:p text:style-name="P316">Descrição</text:p>
          </table:table-cell>
          <table:table-cell table:style-name="TableCell317">
            <text:p text:style-name="P318">Responsabilidades</text:p>
          </table:table-cell>
          <table:table-cell table:style-name="TableCell319">
            <text:p text:style-name="P320">Envolvidos</text:p>
          </table:table-cell>
        </table:table-row>
        <table:table-row table:style-name="TableRow321">
          <table:table-cell table:style-name="TableCell322">
            <text:p text:style-name="P323">Administrador do sistema</text:p>
          </table:table-cell>
          <table:table-cell table:style-name="TableCell324">
            <text:p text:style-name="P325"><text:span text:style-name="T326">Administrador do sistema (permissão ilimitada).</text:span></text:p>
          </table:table-cell>
          <table:table-cell table:style-name="TableCell327">
            <text:p text:style-name="P328">- Validar solicitação de cadastro.</text:p>
            <text:p text:style-name="P329"><text:span text:style-name="T330">- Verificar adimplência e inadimplência dos planos contratados.</text:span></text:p>
          </table:table-cell>
          <table:table-cell table:style-name="TableCell331">
            <text:p text:style-name="P332"><text:span text:style-name="T333">Funcionários que serão responsáveis</text:span><text:span text:style-name="T334"><text:s/>por manter o sistema funcionando.</text:span></text:p>
          </table:table-cell>
        </table:table-row>
        <table:table-row table:style-name="TableRow335">
          <table:table-cell table:style-name="TableCell336">
            <text:p text:style-name="P337"><text:span text:style-name="T338">Usuário Final</text:span></text:p>
          </table:table-cell>
          <table:table-cell table:style-name="TableCell339">
            <text:p text:style-name="P340">Pessoa responsável pelo Pet.</text:p>
          </table:table-cell>
          <table:table-cell table:style-name="TableCell341">
            <text:p text:style-name="P342">- Cadastrar e atualizar dados do Pet.</text:p>
            <text:p text:style-name="P343"><text:s/>- Verificar se há solicitação de interesse para o pet.</text:p>
            <text:p text:style-name="P344"><text:span text:style-name="T345">- Manter adimplência do plano contratado.</text:span></text:p>
            <text:p text:style-name="P346"/>
          </table:table-cell>
          <table:table-cell table:style-name="TableCell347">
            <text:p text:style-name="P348"><text:span text:style-name="T349">Pessoa que possua cadastro no sistema<text:s/></text:span><text:span text:style-name="T350">para controlar perfil do pet.</text:span></text:p>
          </table:table-cell>
        </table:table-row>
        <table:table-row table:style-name="TableRow351">
          <table:table-cell table:style-name="TableCell352">
            <text:p text:style-name="P353">Animais domésticos</text:p>
          </table:table-cell>
          <table:table-cell table:style-name="TableCell354">
            <text:p text:style-name="P355">Pet.</text:p>
          </table:table-cell>
          <table:table-cell table:style-name="TableCell356">
            <text:p text:style-name="P357"><text:span text:style-name="T358">-<text:s/></text:span><text:span text:style-name="T359">Não possui responsabilidades</text:span><text:span text:style-name="T360">.</text:span></text:p>
          </table:table-cell>
          <table:table-cell table:style-name="TableCell361">
            <text:p text:style-name="P362">Pet cadastrado no sistema.</text:p>
          </table:table-cell>
        </table:table-row>
      </table:table>
      <text:p text:style-name="P363"/>
      <text:p text:style-name="P364"/>
      <text:h text:style-name="Título2" text:outline-level="2"><text:bookmark-start text:name="__RefHeading___Toc164834213"/>Principais Necessidades dos Usuários ou dos Envolvidos<text:bookmark-end text:name="__RefHeading___Toc164834213"/></text:h>
      <text:p text:style-name="Textbody"><text:span text:style-name="T365">Estão descritas abaixo as principais necessidades e interesses dos usuários do<text:s/></text:span><text:span text:style-name="T366">ILovePet.</text:span></text:p>
      <text:p text:style-name="P367"/>
      <text:h text:style-name="Título3" text:outline-level="3"><text:bookmark-start text:name="__RefHeading___Toc164834214"/>Controle financeiro<text:bookmark-end text:name="__RefHeading___Toc164834214"/></text:h>
      <text:p text:style-name="P368"/>
      <text:soft-page-break/>
      <text:p text:style-name="P369">Ter controle fidedigno dos planos contratados para cada usuário, bem como controle de promoções e controle de adimplência e inadimplência. Além de manter todas essas informações de modo confidencial e salva em backup`s regulares gerados pelo sistema.</text:p>
      <text:p text:style-name="P370"><text:s/></text:p>
      <text:h text:style-name="Título3" text:outline-level="3"><text:bookmark-start text:name="OLE_LINK2"/><text:bookmark-start text:name="OLE_LINK1"/>Relacionamento entre os Pets</text:h>
      <text:p text:style-name="P371"><text:bookmark-end text:name="OLE_LINK2"/><text:bookmark-end text:name="OLE_LINK1"/></text:p>
      <text:p text:style-name="Textbody"><text:span text:style-name="T372">Os usuário do ILovePet desejam buscar perfil de pets que sejam de seu interesse para com seu pet. Também desejam receber sugestões de outros pets e que os cadastros dos pets sejam verdadeiros ao<text:s/></text:span><text:span text:style-name="T373">pet físico, para gerar maior confiança entre os clientes.</text:span></text:p>
      <text:p text:style-name="P374"/>
      <text:h text:style-name="Título3" text:outline-level="3"><text:bookmark-start text:name="__RefHeading___Toc164834216"/>Perfil dos Clientes<text:bookmark-end text:name="__RefHeading___Toc164834216"/></text:h>
      <text:p text:style-name="P375"/>
      <text:p text:style-name="Textbody"><text:span text:style-name="T376">Os administradores do sistema desejam possuir dados atualizados dos perfis de seus clientes, para criar oportunidades de fidelizar os clientes. Tais dados devem ser<text:s/></text:span><text:span text:style-name="T377">confidenciais apenas entre a empresa mantenedora do sistema e o cliente, salvo alguns dados que sejam públicos aos outros clientes.</text:span></text:p>
      <text:p text:style-name="P378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379">Esta seção oferece uma visão de nível superior dos recursos do produt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380">A nos</text:span><text:span text:style-name="T381">sa perspectiva é que o iLovePet atenda ao interesse das pessoas que procuram relacionamento para seus Pets, promovendo a comodidade e facilidade na escolha dos pets parceiros, resultando em uma aceitação valorosa e reconhecida no mercado, de modo que, o si</text:span><text:span text:style-name="T382">stema seja acessível à todos aqueles que procuram companheiros para seu pet independente de sua localização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383">Cadastrar Planos gerais e personalizados para os clientes, obter relatório de adimplência e inadimplência por cliente, cadastrar</text:span><text:span text:style-name="T384"><text:s/>usuários, atualizar perfil dos usuários, cadastrar perfil do pet, atualizar perfil do pet, sugerir perfis de pets compatíveis, marcar e gerenciar encontro entre pets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385">O escopo das funcionalidades pode aumentar, conforme necessida</text:span><text:span text:style-name="T386">de do mercado e/ou inovação desenvolvida pela equipe do IlovePet. Caso exista uma demanda de um cliente ou grupo de clientes no mesmo sentido, e que, depois de avaliação técnica, se fizer viável e necessária, pode ser criada uma versão personaliz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Textbody"><text:span text:style-name="T387">Estimativas em relação ao custo, é de aquisição das máquinas que serão necessárias para a utilização do software e que também poderão variar dependendo da necessidade do estabelecimento comercial, e desenvolvimento do sistema; avalia</text:span><text:span text:style-name="T388">mos um valor para a utilização mensal do programa que será estabelecido num contrato. O valor a ser pago poderá ser negociado a partir do tempo de utilização do mesmo. Visamos um preço baixo, pois o nosso alvo são pequenos empreendimentos, e não possuem gr</text:span><text:span text:style-name="T389">ande capital. Além disso, queremos ganhar popularidade e consequentemente conquistar novos clientes, o que é mais um motivo para o baixo custo da utilização do SICC.</text:span></text:p>
      <text:p text:style-name="P390"/>
      <text:p text:style-name="Textbody"><text:span text:style-name="T391">Esta estimativa inicial deve ser levada em consideração para a elaboração da proposta com</text:span><text:span text:style-name="T392">ercial enviada ao cliente. Nesta proposta pode-se levar em consideração todos ou e penas alguns dos parâmetros abaixo, de acordo com o que o gerente considerar mais relevante.</text:span></text:p>
      <text:p text:style-name="P393"/>
      <table:table table:style-name="Table394">
        <table:table-columns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soft-page-break/>
            <text:p text:style-name="P399">Oportunidade de Mercado</text:p>
          </table:table-cell>
          <table:table-cell table:style-name="TableCell400">
            <text:p text:style-name="Normal">Interligar pessoas que tem um interesse em comum com os seus pets. Primordialmente a reprodução.</text:p>
          </table:table-cell>
        </table:table-row>
        <table:table-row table:style-name="TableRow401">
          <table:table-cell table:style-name="TableCell402">
            <text:p text:style-name="P403">Incerteza da Estimativa do Custo</text:p>
          </table:table-cell>
          <table:table-cell table:style-name="TableCell404">
            <text:p text:style-name="Normal">Não há uma certeza quanto aos custos, mas temos certeza que o produto não terá um preço alto pela sua utilização, pois o nosso alvo são empreendimentos que invistam em propaganda, e um custo para usuários que pretendem adquirir o app com versões com funcionalidades extras através de assinaturas “premium”.</text:p>
          </table:table-cell>
        </table:table-row>
        <table:table-row table:style-name="TableRow405">
          <table:table-cell table:style-name="TableCell406">
            <text:p text:style-name="P407">Condições Contratuais</text:p>
          </table:table-cell>
          <table:table-cell table:style-name="TableCell408">
            <text:p text:style-name="Normal">As condições de contrato serão determinadas a partir do tempo de exposição da propaganda e no caso da assinatura o continuo pagamento das mensalidades.</text:p>
          </table:table-cell>
        </table:table-row>
        <table:table-row table:style-name="TableRow409">
          <table:table-cell table:style-name="TableCell410">
            <text:p text:style-name="P411">Volatilidade dos Requisitos</text:p>
          </table:table-cell>
          <table:table-cell table:style-name="TableCell412">
            <text:p text:style-name="Normal">Com base no termo aditivo e na alta volatilidade dos requisitos, especialmente quanto aos requisitos não funcionais.</text:p>
          </table:table-cell>
        </table:table-row>
        <table:table-row table:style-name="TableRow413">
          <table:table-cell table:style-name="TableCell414">
            <text:p text:style-name="P415">Saúde Financeira</text:p>
          </table:table-cell>
          <table:table-cell table:style-name="TableCell416">
            <text:p text:style-name="Normal">Por ser uma iniciativa nova no mercado, nossa saúde financeira ainda é insuficiente para equilibrar as despesas. Portanto o app pode indicar uma menor margem de lucro para que a mesma possa equilibrar as despesas.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17"/>
      <text:p text:style-name="Textbody"><text:span text:style-name="T418">As restrições para o devido uso do IlovePet, se pelo cumprimento dos requisitos: o usuário deve ter pelo menos um pet cadastrado, bem como manter seus dados e do(s) pet(s) devidamente<text:s/></text:span><text:span text:style-name="T419">atualizados, garantindo ainda a veracidade das informações prestadas, sobre pena de desativação da conta. A respeito do custo o cliente terá três opções de pagamento: mensal, semestral ou anu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20">A prioridade que o sistema dispõe, é</text:span><text:span text:style-name="T421"><text:s/>a de que os donos de pets consigam manter contato entre si, cadastrar seu pet, atualizar suas informações, bem como as informações do pet. As seguintes funcionalidades são apenas desejáveis pelo cliente e não devem ser priorizadas no projeto:</text:span></text:p>
      <text:list text:style-name="WW8Num2">
        <text:list-item>
          <text:p text:style-name="P422"><text:span text:style-name="T423">Postagem de<text:s/></text:span><text:span text:style-name="T424">“stories” dos pets;</text:span></text:p>
        </text:list-item>
        <text:list-item>
          <text:p text:style-name="P425"><text:span text:style-name="T426">Opção de comercialização de filhotes, conforme legislação local e devidamente cadastrados, bem como seus genitor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/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/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1" style:family="text">
      <style:text-properties style:font-name="Symbol" style:font-name-complex="Symbol" fo:language="en" fo:country="U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 fo:language="en" fo:country="US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 fo:language="en" fo:country="US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08268in" svg:height="1.0826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>ILovePet – Relacionamento para Animais Domésticos</text:p>
              <text:p text:style-name="P11"/>
              <text:p text:style-name="P12">Visão do<text:s/>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3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HISTÓRICO DAS REVISÕES</dc:title>
    <meta:initial-creator>Andre</meta:initial-creator>
    <dc:creator>Jônathas Assunção</dc:creator>
    <meta:creation-date>2007-04-11T23:19:00Z</meta:creation-date>
    <dc:date>2018-09-05T11:15:00Z</dc:date>
    <meta:print-date>2005-07-15T17:01:00Z</meta:print-date>
    <meta:template xlink:href="Normal" xlink:type="simple"/>
    <meta:editing-cycles>3</meta:editing-cycles>
    <meta:editing-duration>PT2940S</meta:editing-duration>
    <meta:document-statistic meta:page-count="8" meta:paragraph-count="22" meta:word-count="1745" meta:character-count="11152" meta:row-count="78" meta:non-whitespace-character-count="9429"/>
  </office:meta>
</office:document-meta>
</file>